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22.503cm" svg:height="11.216cm" svg:x="7.202cm" svg:y="1.428cm">
            <draw:object draw:notify-on-update-of-ranges="Arkusz1.A3:Arkusz1.A18 Arkusz1.B3:Arkusz1.B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6.981cm" svg:height="10.891cm" svg:x="7.13cm" svg:y="13.945cm">
            <draw:object draw:notify-on-update-of-ranges="Arkusz1.A31:Arkusz1.A49 Arkusz1.B31:Arkusz1.B4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2.602cm" svg:height="10.386cm" svg:x="7.131cm" svg:y="26.641cm">
            <draw:object draw:notify-on-update-of-ranges="Arkusz1.A59:Arkusz1.A74 Arkusz1.B59:Arkusz1.B7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2.547cm" svg:height="10.783cm" svg:x="7.158cm" svg:y="38.383cm">
            <draw:object draw:notify-on-update-of-ranges="Arkusz1.A85:Arkusz1.A100 Arkusz1.B85:Arkusz1.B10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thinking</text:p>
          </table:table-cell>
          <table:table-cell table:number-columns-repeated="2" office:value-type="string" calcext:value-type="string">
            <text:p>rnd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3367989487" calcext:value-type="float">
            <text:p>11,336798948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8617182655" calcext:value-type="float">
            <text:p>18,861718265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0250127894" calcext:value-type="float">
            <text:p>17,025012789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7112921721" calcext:value-type="float">
            <text:p>17,711292172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1355211014" calcext:value-type="float">
            <text:p>18,135521101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7452672107" calcext:value-type="float">
            <text:p>12,745267210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.0272204613" calcext:value-type="float">
            <text:p>20,0272204613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.2960562226" calcext:value-type="float">
            <text:p>19,2960562226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1.4675908708" calcext:value-type="float">
            <text:p>21,4675908708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.7741015318" calcext:value-type="float">
            <text:p>24,7741015318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.7418678952" calcext:value-type="float">
            <text:p>26,7418678952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.6481924076" calcext:value-type="float">
            <text:p>24,6481924076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3.9057019546" calcext:value-type="float">
            <text:p>23,9057019546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9.3783007762" calcext:value-type="float">
            <text:p>19,3783007762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7.1112756806" calcext:value-type="float">
            <text:p>17,1112756806</text:p>
          </table:table-cell>
          <table:table-cell table:number-columns-repeated="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6.7617779166" calcext:value-type="float">
            <text:p>16,7617779166</text:p>
          </table:table-cell>
          <table:table-cell table:number-columns-repeated="5"/>
        </table:table-row>
        <table:table-row table:style-name="ro1" table:number-rows-repeated="11">
          <table:table-cell table:number-columns-repeated="7"/>
        </table:table-row>
        <table:table-row table:style-name="ro1">
          <table:table-cell table:number-columns-repeated="4" office:value-type="string" calcext:value-type="string">
            <text:p>best_avg</text:p>
          </table:table-cell>
          <table:table-cell office:value-type="float" office:value="0.92" calcext:value-type="float">
            <text:p>0,92</text:p>
          </table:table-cell>
          <table:table-cell office:value-type="float" office:value="0.86" calcext:value-type="float">
            <text:p>0,86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11061065737" calcext:value-type="float">
            <text:p>0,111061065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30473989999" calcext:value-type="float">
            <text:p>0,13047399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940757698766" calcext:value-type="float">
            <text:p>0,094075769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497512437811" calcext:value-type="float">
            <text:p>0,0497512438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69885588588" calcext:value-type="float">
            <text:p>2,6988558859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06504065041" calcext:value-type="float">
            <text:p>0,0406504065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.0961966494" calcext:value-type="float">
            <text:p>17,0961966494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.0723670898" calcext:value-type="float">
            <text:p>18,0723670898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.5054759375" calcext:value-type="float">
            <text:p>19,5054759375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8.7182712706" calcext:value-type="float">
            <text:p>18,7182712706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2.1555697985" calcext:value-type="float">
            <text:p>22,1555697985</text:p>
          </table:table-cell>
          <table:table-cell table:number-columns-repeated="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5.2248165993" calcext:value-type="float">
            <text:p>45,2248165993</text:p>
          </table:table-cell>
          <table:table-cell table:number-columns-repeated="5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4.2268041237" calcext:value-type="float">
            <text:p>44,2268041237</text:p>
          </table:table-cell>
          <table:table-cell table:number-columns-repeated="5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0.8333333333" calcext:value-type="float">
            <text:p>30,8333333333</text:p>
          </table:table-cell>
          <table:table-cell table:number-columns-repeated="5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31.1111111111" calcext:value-type="float">
            <text:p>31,1111111111</text:p>
          </table:table-cell>
          <table:table-cell table:number-columns-repeated="5"/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good_rnd</text:p>
          </table:table-cell>
          <table:table-cell table:number-columns-repeated="2" office:value-type="string" calcext:value-type="string">
            <text:p>rnd</text:p>
          </table:table-cell>
          <table:table-cell office:value-type="float" office:value="0.96" calcext:value-type="float">
            <text:p>0,96</text:p>
          </table:table-cell>
          <table:table-cell office:value-type="float" office:value="0.66" calcext:value-type="float">
            <text:p>0,6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608546559" calcext:value-type="float">
            <text:p>10,760854655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3786119391" calcext:value-type="float">
            <text:p>17,378611939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2003164551" calcext:value-type="float">
            <text:p>18,200316455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.223762304" calcext:value-type="float">
            <text:p>19,22376230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.2773975269" calcext:value-type="float">
            <text:p>19,277397526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5448015456" calcext:value-type="float">
            <text:p>17,5448015456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.6920242215" calcext:value-type="float">
            <text:p>14,6920242215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.6238010625" calcext:value-type="float">
            <text:p>12,6238010625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.7037800478" calcext:value-type="float">
            <text:p>16,7037800478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.7315414747" calcext:value-type="float">
            <text:p>20,7315414747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.0646037553" calcext:value-type="float">
            <text:p>17,0646037553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.4458849259" calcext:value-type="float">
            <text:p>19,4458849259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1.7426881896" calcext:value-type="float">
            <text:p>21,7426881896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4.1975002051" calcext:value-type="float">
            <text:p>24,1975002051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7.9625825789" calcext:value-type="float">
            <text:p>17,9625825789</text:p>
          </table:table-cell>
          <table:table-cell table:number-columns-repeated="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8.8201785865" calcext:value-type="float">
            <text:p>18,8201785865</text:p>
          </table:table-cell>
          <table:table-cell table:number-columns-repeated="5"/>
        </table:table-row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4" office:value-type="string" calcext:value-type="string">
            <text:p>thinking</text:p>
          </table:table-cell>
          <table:table-cell office:value-type="float" office:value="0.7" calcext:value-type="float">
            <text:p>0,7</text:p>
          </table:table-cell>
          <table:table-cell office:value-type="float" office:value="0.85" calcext:value-type="float">
            <text:p>0,85</text:p>
          </table:table-cell>
          <table:table-cell office:value-type="float" office:value="0.025" calcext:value-type="float">
            <text:p>0,0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8933964274" calcext:value-type="float">
            <text:p>0,238933964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17245120191" calcext:value-type="float">
            <text:p>0,317245120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730459000402" calcext:value-type="float">
            <text:p>0,073045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68723159741" calcext:value-type="float">
            <text:p>1,6872315974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648261480575" calcext:value-type="float">
            <text:p>0,0648261481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21831014505" calcext:value-type="float">
            <text:p>3,2183101451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7131779341" calcext:value-type="float">
            <text:p>6,7131779341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.11942949443" calcext:value-type="float">
            <text:p>3,1194294944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97276418692" calcext:value-type="float">
            <text:p>7,9727641869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3.4182201391" calcext:value-type="float">
            <text:p>13,4182201391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.5637420431" calcext:value-type="float">
            <text:p>11,5637420431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.08310776942" calcext:value-type="float">
            <text:p>3,0831077694</text:p>
          </table:table-cell>
          <table:table-cell table:number-columns-repeated="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1.8215656646" calcext:value-type="float">
            <text:p>11,821565664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.00.0000</text:date>, <text:time style:data-style-name="N2" text:time-value="10:28:23.84789217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14:02:39.204850530</meta:creation-date>
    <dc:date>2015-06-05T11:17:30.212135899</dc:date>
    <meta:editing-duration>PT14M23S</meta:editing-duration>
    <meta:editing-cycles>8</meta:editing-cycles>
    <meta:generator>LibreOffice/4.2.8.2$Linux_X86_64 LibreOffice_project/420m0$Build-2</meta:generator>
    <meta:document-statistic meta:table-count="1" meta:cell-count="16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04cm" svg:height="11.217cm" xlink:href=".." xlink:type="simple" chart:class="chart:bar" chart:style-name="ch1">
        <chart:title svg:x="9.29cm" svg:y="0.36cm" chart:style-name="ch2">
          <text:p>Learn: thinking_bot</text:p>
        </chart:title>
        <chart:subtitle svg:x="9.687cm" svg:y="1.389cm" chart:style-name="ch3">
          <text:p>Test: random_bot</text:p>
        </chart:subtitle>
        <chart:plot-area chart:style-name="ch4" table:cell-range-address="Arkusz1.A3:Arkusz1.B18" chart:data-source-has-labels="column" svg:x="1.461cm" svg:y="2.322cm" svg:width="20.593cm" svg:height="7.69cm">
          <chartooo:coordinate-region svg:x="2.082cm" svg:y="2.521cm" svg:width="19.972cm" svg:height="6.844cm"/>
          <chart:axis chart:dimension="x" chart:name="primary-x" chart:style-name="ch5" chartooo:axis-type="auto">
            <chartooo:date-scale/>
            <chart:title svg:x="10.509cm" svg:y="10.236cm" chart:style-name="ch6">
              <text:p>Learning rounds</text:p>
            </chart:title>
            <chart:categories table:cell-range-address="Arkusz1.A3:Arkusz1.A18"/>
          </chart:axis>
          <chart:axis chart:dimension="y" chart:name="primary-y" chart:style-name="ch7">
            <chart:title svg:x="0.451cm" svg:y="7.19cm" chart:style-name="ch8">
              <text:p>Max points %</text:p>
            </chart:title>
            <chart:grid chart:style-name="ch9" chart:class="major"/>
          </chart:axis>
          <chart:series chart:style-name="ch10" chart:values-cell-range-address="Arkusz1.B3:Arkusz1.B18" chart:class="chart:ba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A3:Arkusz1.A18</svg:desc>
                </draw:g>
              </table:table-cell>
              <table:table-cell office:value-type="float" office:value="11.3367989487">
                <text:p>11.3367989487</text:p>
                <draw:g>
                  <svg:desc>Arkusz1.B3:Arkusz1.B1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8.8617182655">
                <text:p>18.861718265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7.0250127894">
                <text:p>17.025012789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7.7112921721">
                <text:p>17.71129217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1355211014">
                <text:p>18.13552110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.7452672107">
                <text:p>12.74526721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0.0272204613">
                <text:p>20.02722046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9.2960562226">
                <text:p>19.296056222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1.4675908708">
                <text:p>21.467590870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4.7741015318">
                <text:p>24.77410153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6.7418678952">
                <text:p>26.741867895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4.6481924076">
                <text:p>24.648192407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3.9057019546">
                <text:p>23.905701954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9.3783007762">
                <text:p>19.378300776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7.1112756806">
                <text:p>17.111275680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6.7617779166">
                <text:p>16.76177791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982cm" svg:height="10.892cm" xlink:href=".." xlink:type="simple" chart:class="chart:bar" chart:style-name="ch1">
        <chart:title svg:x="11.397cm" svg:y="0.353cm" chart:style-name="ch2">
          <text:p>Learn: best_avg_bot</text:p>
        </chart:title>
        <chart:subtitle svg:x="11.794cm" svg:y="1.375cm" chart:style-name="ch3">
          <text:p>Test: best_avg_bot</text:p>
        </chart:subtitle>
        <chart:plot-area chart:style-name="ch4" table:cell-range-address="Arkusz1.A31:Arkusz1.B49" chart:data-source-has-labels="column" svg:x="1.55cm" svg:y="2.301cm" svg:width="24.893cm" svg:height="7.393cm">
          <chartooo:coordinate-region svg:x="2.171cm" svg:y="2.5cm" svg:width="24.272cm" svg:height="6.547cm"/>
          <chart:axis chart:dimension="x" chart:name="primary-x" chart:style-name="ch5" chartooo:axis-type="auto">
            <chartooo:date-scale/>
            <chart:title svg:x="12.748cm" svg:y="9.911cm" chart:style-name="ch6">
              <text:p>Learning rounds</text:p>
            </chart:title>
            <chart:categories table:cell-range-address="Arkusz1.A31:Arkusz1.A49"/>
          </chart:axis>
          <chart:axis chart:dimension="y" chart:name="primary-y" chart:style-name="ch7">
            <chart:title svg:x="0.451cm" svg:y="7.02cm" chart:style-name="ch8">
              <text:p>Max points %</text:p>
            </chart:title>
            <chart:grid chart:style-name="ch9" chart:class="major"/>
          </chart:axis>
          <chart:series chart:style-name="ch10" chart:values-cell-range-address="Arkusz1.B31:Arkusz1.B49" chart:class="chart:ba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A31:Arkusz1.A49</svg:desc>
                </draw:g>
              </table:table-cell>
              <table:table-cell office:value-type="float" office:value="0">
                <text:p>0</text:p>
                <draw:g>
                  <svg:desc>Arkusz1.B31:Arkusz1.B4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11061065737">
                <text:p>0.11106106573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30473989999">
                <text:p>0.1304739899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940757698766">
                <text:p>0.094075769876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497512437811">
                <text:p>0.049751243781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.69885588588">
                <text:p>2.6988558858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406504065041">
                <text:p>0.040650406504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7.0961966494">
                <text:p>17.096196649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8.0723670898">
                <text:p>18.072367089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9.5054759375">
                <text:p>19.505475937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8.7182712706">
                <text:p>18.718271270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2.1555697985">
                <text:p>22.155569798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5.2248165993">
                <text:p>45.224816599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4.2268041237">
                <text:p>44.2268041237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0.8333333333">
                <text:p>30.8333333333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31.1111111111">
                <text:p>31.11111111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603cm" svg:height="10.387cm" xlink:href=".." xlink:type="simple" chart:class="chart:bar" chart:style-name="ch1">
        <chart:title svg:x="8.77cm" svg:y="0.343cm" chart:style-name="ch2">
          <text:p>Learn: good_random_bot</text:p>
        </chart:title>
        <chart:subtitle svg:x="9.736cm" svg:y="1.355cm" chart:style-name="ch3">
          <text:p>Test: random_bot</text:p>
        </chart:subtitle>
        <chart:plot-area chart:style-name="ch4" table:cell-range-address="Arkusz1.A59:Arkusz1.B74" chart:data-source-has-labels="column" svg:x="1.463cm" svg:y="2.271cm" svg:width="20.688cm" svg:height="6.928cm">
          <chartooo:coordinate-region svg:x="2.084cm" svg:y="2.47cm" svg:width="20.067cm" svg:height="6.082cm"/>
          <chart:axis chart:dimension="x" chart:name="primary-x" chart:style-name="ch5" chartooo:axis-type="auto">
            <chartooo:date-scale/>
            <chart:title svg:x="10.559cm" svg:y="9.406cm" chart:style-name="ch6">
              <text:p>Learning rounds</text:p>
            </chart:title>
            <chart:categories table:cell-range-address="Arkusz1.A59:Arkusz1.A74"/>
          </chart:axis>
          <chart:axis chart:dimension="y" chart:name="primary-y" chart:style-name="ch7">
            <chart:title svg:x="0.451cm" svg:y="6.758cm" chart:style-name="ch8">
              <text:p>Max points %</text:p>
            </chart:title>
            <chart:grid chart:style-name="ch9" chart:class="major"/>
          </chart:axis>
          <chart:series chart:style-name="ch10" chart:values-cell-range-address="Arkusz1.B59:Arkusz1.B74" chart:class="chart:ba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A59:Arkusz1.A74</svg:desc>
                </draw:g>
              </table:table-cell>
              <table:table-cell office:value-type="float" office:value="10.7608546559">
                <text:p>10.7608546559</text:p>
                <draw:g>
                  <svg:desc>Arkusz1.B59:Arkusz1.B74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7.3786119391">
                <text:p>17.378611939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8.2003164551">
                <text:p>18.200316455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9.223762304">
                <text:p>19.2237623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2773975269">
                <text:p>19.27739752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.5448015456">
                <text:p>17.544801545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4.6920242215">
                <text:p>14.692024221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.6238010625">
                <text:p>12.62380106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6.7037800478">
                <text:p>16.703780047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0.7315414747">
                <text:p>20.731541474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7.0646037553">
                <text:p>17.064603755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9.4458849259">
                <text:p>19.445884925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1.7426881896">
                <text:p>21.742688189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4.1975002051">
                <text:p>24.197500205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7.9625825789">
                <text:p>17.962582578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8.8201785865">
                <text:p>18.82017858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48cm" svg:height="10.784cm" xlink:href=".." xlink:type="simple" chart:class="chart:bar" chart:style-name="ch1">
        <chart:title svg:x="9.312cm" svg:y="0.351cm" chart:style-name="ch2">
          <text:p>Learn: thinking_bot</text:p>
        </chart:title>
        <chart:subtitle svg:x="9.709cm" svg:y="1.371cm" chart:style-name="ch3">
          <text:p>Test: thinking_bot</text:p>
        </chart:subtitle>
        <chart:plot-area chart:style-name="ch4" table:cell-range-address="Arkusz1.A85:Arkusz1.B100" chart:data-source-has-labels="column" svg:x="1.461cm" svg:y="2.295cm" svg:width="20.637cm" svg:height="7.293cm">
          <chartooo:coordinate-region svg:x="2.082cm" svg:y="2.494cm" svg:width="20.016cm" svg:height="6.447cm"/>
          <chart:axis chart:dimension="x" chart:name="primary-x" chart:style-name="ch5" chartooo:axis-type="auto">
            <chartooo:date-scale/>
            <chart:title svg:x="10.531cm" svg:y="9.803cm" chart:style-name="ch6">
              <text:p>Learning rounds</text:p>
            </chart:title>
            <chart:categories table:cell-range-address="Arkusz1.A85:Arkusz1.A100"/>
          </chart:axis>
          <chart:axis chart:dimension="y" chart:name="primary-y" chart:style-name="ch7">
            <chart:title svg:x="0.451cm" svg:y="6.964cm" chart:style-name="ch8">
              <text:p>Max points %</text:p>
            </chart:title>
            <chart:grid chart:style-name="ch9" chart:class="major"/>
          </chart:axis>
          <chart:series chart:style-name="ch10" chart:values-cell-range-address="Arkusz1.B85:Arkusz1.B100" chart:class="chart:ba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A85:Arkusz1.A100</svg:desc>
                </draw:g>
              </table:table-cell>
              <table:table-cell office:value-type="float" office:value="0">
                <text:p>0</text:p>
                <draw:g>
                  <svg:desc>Arkusz1.B85:Arkusz1.B100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238933964274">
                <text:p>0.23893396427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17245120191">
                <text:p>0.31724512019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730459000402">
                <text:p>0.07304590004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68723159741">
                <text:p>1.6872315974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648261480575">
                <text:p>0.064826148057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.21831014505">
                <text:p>3.2183101450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.7131779341">
                <text:p>6.713177934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.11942949443">
                <text:p>3.1194294944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.97276418692">
                <text:p>7.9727641869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3.4182201391">
                <text:p>13.418220139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1.5637420431">
                <text:p>11.563742043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.08310776942">
                <text:p>3.0831077694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1.8215656646">
                <text:p>11.82156566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